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b7c62" officeooo:paragraph-rsid="000b7c62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b7c62" officeooo:paragraph-rsid="000b7c62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d7306" officeooo:paragraph-rsid="000d7306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f61af" officeooo:paragraph-rsid="000f61af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114b5b" officeooo:paragraph-rsid="00114b5b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14b5b" officeooo:paragraph-rsid="00114b5b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12ed68" officeooo:paragraph-rsid="0012ed68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12ed68" officeooo:paragraph-rsid="00114b5b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152991" officeooo:paragraph-rsid="00152991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52991" officeooo:paragraph-rsid="001a33f6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6a05b" officeooo:paragraph-rsid="0016a05b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73526" officeooo:paragraph-rsid="00173526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182bcf" officeooo:paragraph-rsid="00182bcf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195a35" officeooo:paragraph-rsid="00195a35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231c13" officeooo:paragraph-rsid="00231c13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24aabd" officeooo:paragraph-rsid="0024aabd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272745" officeooo:paragraph-rsid="00272745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2b47e5" officeooo:paragraph-rsid="002b47e5" style:font-size-asian="12.25pt" style:font-size-complex="14pt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4pt" officeooo:rsid="000b7c62" officeooo:paragraph-rsid="000b7c62" style:font-size-asian="12.25pt" style:font-size-complex="14pt"/>
    </style:style>
    <style:style style:name="P20" style:family="paragraph" style:parent-style-name="Standard" style:list-style-name="L2">
      <style:paragraph-properties fo:text-align="justify" style:justify-single-word="false"/>
      <style:text-properties fo:font-size="14pt" officeooo:rsid="000b7c62" officeooo:paragraph-rsid="000b7c62" style:font-size-asian="12.25pt" style:font-size-complex="14pt"/>
    </style:style>
    <style:style style:name="P21" style:family="paragraph" style:parent-style-name="Standard" style:list-style-name="L2">
      <style:paragraph-properties fo:text-align="justify" style:justify-single-word="false"/>
      <style:text-properties fo:font-size="14pt" officeooo:rsid="000d7306" officeooo:paragraph-rsid="000d7306" style:font-size-asian="12.25pt" style:font-size-complex="14pt"/>
    </style:style>
    <style:style style:name="P22" style:family="paragraph" style:parent-style-name="Standard" style:list-style-name="L3">
      <style:paragraph-properties fo:text-align="justify" style:justify-single-word="false"/>
      <style:text-properties fo:font-size="14pt" officeooo:rsid="000d7306" officeooo:paragraph-rsid="000d7306" style:font-size-asian="12.25pt" style:font-size-complex="14pt"/>
    </style:style>
    <style:style style:name="P23" style:family="paragraph" style:parent-style-name="Standard" style:list-style-name="L4">
      <style:paragraph-properties fo:text-align="justify" style:justify-single-word="false"/>
      <style:text-properties fo:font-size="14pt" officeooo:rsid="000d7306" officeooo:paragraph-rsid="000d7306" style:font-size-asian="12.25pt" style:font-size-complex="14pt"/>
    </style:style>
    <style:style style:name="P24" style:family="paragraph" style:parent-style-name="Standard" style:list-style-name="L5">
      <style:paragraph-properties fo:text-align="justify" style:justify-single-word="false"/>
      <style:text-properties fo:font-size="14pt" officeooo:rsid="000d7306" officeooo:paragraph-rsid="000d7306" style:font-size-asian="12.25pt" style:font-size-complex="14pt"/>
    </style:style>
    <style:style style:name="P25" style:family="paragraph" style:parent-style-name="Standard" style:list-style-name="L6">
      <style:paragraph-properties fo:text-align="justify" style:justify-single-word="false"/>
      <style:text-properties fo:font-size="14pt" officeooo:rsid="000d7306" officeooo:paragraph-rsid="000d7306" style:font-size-asian="12.25pt" style:font-size-complex="14pt"/>
    </style:style>
    <style:style style:name="P26" style:family="paragraph" style:parent-style-name="Standard" style:list-style-name="L7">
      <style:paragraph-properties fo:text-align="justify" style:justify-single-word="false"/>
      <style:text-properties fo:font-size="14pt" officeooo:rsid="000d7306" officeooo:paragraph-rsid="000d7306" style:font-size-asian="12.25pt" style:font-size-complex="14pt"/>
    </style:style>
    <style:style style:name="P27" style:family="paragraph" style:parent-style-name="Standard" style:list-style-name="L8">
      <style:paragraph-properties fo:text-align="justify" style:justify-single-word="false"/>
      <style:text-properties fo:font-size="14pt" officeooo:rsid="000d7306" officeooo:paragraph-rsid="000d7306" style:font-size-asian="12.25pt" style:font-size-complex="14pt"/>
    </style:style>
    <style:style style:name="P28" style:family="paragraph" style:parent-style-name="Standard" style:list-style-name="L9">
      <style:paragraph-properties fo:text-align="justify" style:justify-single-word="false"/>
      <style:text-properties fo:font-size="14pt" officeooo:rsid="000d7306" officeooo:paragraph-rsid="000d7306" style:font-size-asian="12.25pt" style:font-size-complex="14pt"/>
    </style:style>
    <style:style style:name="P29" style:family="paragraph" style:parent-style-name="Standard" style:list-style-name="L9">
      <style:paragraph-properties fo:text-align="justify" style:justify-single-word="false"/>
      <style:text-properties fo:font-size="14pt" officeooo:rsid="000f61af" officeooo:paragraph-rsid="000f61af" style:font-size-asian="12.25pt" style:font-size-complex="14pt"/>
    </style:style>
    <style:style style:name="P30" style:family="paragraph" style:parent-style-name="Standard" style:list-style-name="L10">
      <style:paragraph-properties fo:text-align="justify" style:justify-single-word="false"/>
      <style:text-properties fo:font-size="14pt" officeooo:rsid="000f61af" officeooo:paragraph-rsid="000f61af" style:font-size-asian="12.25pt" style:font-size-complex="14pt"/>
    </style:style>
    <style:style style:name="P31" style:family="paragraph" style:parent-style-name="Standard" style:list-style-name="L11">
      <style:paragraph-properties fo:text-align="justify" style:justify-single-word="false"/>
      <style:text-properties fo:font-size="14pt" officeooo:rsid="000f61af" officeooo:paragraph-rsid="000f61af" style:font-size-asian="12.25pt" style:font-size-complex="14pt"/>
    </style:style>
    <style:style style:name="P32" style:family="paragraph" style:parent-style-name="Standard" style:list-style-name="L12">
      <style:paragraph-properties fo:text-align="justify" style:justify-single-word="false"/>
      <style:text-properties fo:font-size="14pt" officeooo:rsid="000f61af" officeooo:paragraph-rsid="000f61af" style:font-size-asian="12.25pt" style:font-size-complex="14pt"/>
    </style:style>
    <style:style style:name="P33" style:family="paragraph" style:parent-style-name="Standard" style:list-style-name="L13">
      <style:paragraph-properties fo:text-align="justify" style:justify-single-word="false"/>
      <style:text-properties fo:font-size="14pt" officeooo:rsid="000f61af" officeooo:paragraph-rsid="000f61af" style:font-size-asian="12.25pt" style:font-size-complex="14pt"/>
    </style:style>
    <style:style style:name="P34" style:family="paragraph" style:parent-style-name="Standard" style:list-style-name="L10">
      <style:paragraph-properties fo:text-align="justify" style:justify-single-word="false"/>
      <style:text-properties fo:font-size="14pt" officeooo:rsid="002780b5" officeooo:paragraph-rsid="002780b5" style:font-size-asian="12.25pt" style:font-size-complex="14pt"/>
    </style:style>
    <style:style style:name="P35" style:family="paragraph" style:parent-style-name="Standard" style:list-style-name="L14">
      <style:paragraph-properties fo:text-align="justify" style:justify-single-word="false"/>
      <style:text-properties fo:font-size="14pt" officeooo:rsid="00272745" officeooo:paragraph-rsid="00272745" style:font-size-asian="12.25pt" style:font-size-complex="14pt"/>
    </style:style>
    <style:style style:name="P36" style:family="paragraph" style:parent-style-name="Standard" style:list-style-name="L15">
      <style:paragraph-properties fo:text-align="justify" style:justify-single-word="false"/>
      <style:text-properties fo:font-size="14pt" officeooo:rsid="001fad73" officeooo:paragraph-rsid="001fad73" style:font-size-asian="12.25pt" style:font-size-complex="14pt"/>
    </style:style>
    <style:style style:name="P37" style:family="paragraph" style:parent-style-name="Standard" style:list-style-name="L17">
      <style:paragraph-properties fo:text-align="justify" style:justify-single-word="false"/>
      <style:text-properties fo:font-size="14pt" officeooo:rsid="001fad73" officeooo:paragraph-rsid="001fad73" style:font-size-asian="12.25pt" style:font-size-complex="14pt"/>
    </style:style>
    <style:style style:name="P38" style:family="paragraph" style:parent-style-name="Standard" style:list-style-name="L18">
      <style:paragraph-properties fo:text-align="justify" style:justify-single-word="false"/>
      <style:text-properties fo:font-size="14pt" officeooo:rsid="001fad73" officeooo:paragraph-rsid="002b47e5" style:font-size-asian="12.25pt" style:font-size-complex="14pt"/>
    </style:style>
    <style:style style:name="P39" style:family="paragraph" style:parent-style-name="Standard" style:list-style-name="L19">
      <style:paragraph-properties fo:text-align="justify" style:justify-single-word="false"/>
      <style:text-properties fo:font-size="14pt" officeooo:rsid="001fad73" officeooo:paragraph-rsid="002bb4d3" style:font-size-asian="12.25pt" style:font-size-complex="14pt"/>
    </style:style>
    <style:style style:name="P40" style:family="paragraph" style:parent-style-name="Standard" style:list-style-name="L20">
      <style:paragraph-properties fo:text-align="justify" style:justify-single-word="false"/>
      <style:text-properties fo:font-size="14pt" officeooo:rsid="001fad73" officeooo:paragraph-rsid="002cc80d" style:font-size-asian="12.25pt" style:font-size-complex="14pt"/>
    </style:style>
    <style:style style:name="P41" style:family="paragraph" style:parent-style-name="Standard" style:list-style-name="L21">
      <style:paragraph-properties fo:text-align="justify" style:justify-single-word="false"/>
      <style:text-properties fo:font-size="14pt" officeooo:rsid="001fad73" officeooo:paragraph-rsid="002d5b59" style:font-size-asian="12.25pt" style:font-size-complex="14pt"/>
    </style:style>
    <style:style style:name="P42" style:family="paragraph" style:parent-style-name="Standard" style:list-style-name="L22">
      <style:paragraph-properties fo:text-align="justify" style:justify-single-word="false"/>
      <style:text-properties fo:font-size="14pt" officeooo:rsid="001fad73" officeooo:paragraph-rsid="002ecfda" style:font-size-asian="12.25pt" style:font-size-complex="14pt"/>
    </style:style>
    <style:style style:name="P43" style:family="paragraph" style:parent-style-name="Standard" style:list-style-name="L22">
      <style:paragraph-properties fo:text-align="justify" style:justify-single-word="false"/>
      <style:text-properties fo:font-size="14pt" officeooo:rsid="001fad73" officeooo:paragraph-rsid="00339029" style:font-size-asian="12.25pt" style:font-size-complex="14pt"/>
    </style:style>
    <style:style style:name="P44" style:family="paragraph" style:parent-style-name="Standard" style:list-style-name="L22">
      <style:paragraph-properties fo:text-align="justify" style:justify-single-word="false"/>
      <style:text-properties fo:font-size="14pt" officeooo:rsid="001fad73" officeooo:paragraph-rsid="0035ea6f" style:font-size-asian="12.25pt" style:font-size-complex="14pt"/>
    </style:style>
    <style:style style:name="P45" style:family="paragraph" style:parent-style-name="Standard" style:list-style-name="L16">
      <style:paragraph-properties fo:text-align="justify" style:justify-single-word="false"/>
      <style:text-properties fo:font-size="14pt" officeooo:rsid="001cb1bb" officeooo:paragraph-rsid="001cb1bb" style:font-size-asian="12.25pt" style:font-size-complex="14pt"/>
    </style:style>
    <style:style style:name="P46" style:family="paragraph" style:parent-style-name="Standard" style:list-style-name="L16">
      <style:paragraph-properties fo:text-align="justify" style:justify-single-word="false"/>
      <style:text-properties fo:font-size="14pt" officeooo:rsid="001d3b10" officeooo:paragraph-rsid="001d3b10" style:font-size-asian="12.25pt" style:font-size-complex="14pt"/>
    </style:style>
    <style:style style:name="P47" style:family="paragraph" style:parent-style-name="Standard" style:list-style-name="L16">
      <style:paragraph-properties fo:text-align="justify" style:justify-single-word="false"/>
      <style:text-properties fo:font-size="14pt" officeooo:rsid="001dc7c3" officeooo:paragraph-rsid="001dc7c3" style:font-size-asian="12.25pt" style:font-size-complex="14pt"/>
    </style:style>
    <style:style style:name="P48" style:family="paragraph" style:parent-style-name="Standard" style:list-style-name="L16">
      <style:paragraph-properties fo:text-align="justify" style:justify-single-word="false"/>
      <style:text-properties fo:font-size="14pt" officeooo:rsid="001f30a8" officeooo:paragraph-rsid="001f30a8" style:font-size-asian="12.25pt" style:font-size-complex="14pt"/>
    </style:style>
    <style:style style:name="P49" style:family="paragraph" style:parent-style-name="Standard" style:list-style-name="L17">
      <style:paragraph-properties fo:text-align="justify" style:justify-single-word="false"/>
      <style:text-properties fo:font-size="14pt" officeooo:rsid="002b47e5" officeooo:paragraph-rsid="002b47e5" style:font-size-asian="12.25pt" style:font-size-complex="14pt"/>
    </style:style>
    <style:style style:name="P50" style:family="paragraph" style:parent-style-name="Standard" style:list-style-name="L18">
      <style:paragraph-properties fo:text-align="justify" style:justify-single-word="false"/>
      <style:text-properties fo:font-size="14pt" officeooo:rsid="002b47e5" officeooo:paragraph-rsid="002b47e5" style:font-size-asian="12.25pt" style:font-size-complex="14pt"/>
    </style:style>
    <style:style style:name="P51" style:family="paragraph" style:parent-style-name="Standard" style:list-style-name="L19">
      <style:paragraph-properties fo:text-align="justify" style:justify-single-word="false"/>
      <style:text-properties fo:font-size="14pt" officeooo:rsid="002b47e5" officeooo:paragraph-rsid="002bb4d3" style:font-size-asian="12.25pt" style:font-size-complex="14pt"/>
    </style:style>
    <style:style style:name="P52" style:family="paragraph" style:parent-style-name="Standard" style:list-style-name="L20">
      <style:paragraph-properties fo:text-align="justify" style:justify-single-word="false"/>
      <style:text-properties fo:font-size="14pt" officeooo:rsid="002b47e5" officeooo:paragraph-rsid="002cc80d" style:font-size-asian="12.25pt" style:font-size-complex="14pt"/>
    </style:style>
    <style:style style:name="P53" style:family="paragraph" style:parent-style-name="Standard" style:list-style-name="L21">
      <style:paragraph-properties fo:text-align="justify" style:justify-single-word="false"/>
      <style:text-properties fo:font-size="14pt" officeooo:rsid="002b47e5" officeooo:paragraph-rsid="002d5b59" style:font-size-asian="12.25pt" style:font-size-complex="14pt"/>
    </style:style>
    <style:style style:name="P54" style:family="paragraph" style:parent-style-name="Standard" style:list-style-name="L22">
      <style:paragraph-properties fo:text-align="justify" style:justify-single-word="false"/>
      <style:text-properties fo:font-size="14pt" officeooo:rsid="002b47e5" officeooo:paragraph-rsid="002ecfda" style:font-size-asian="12.25pt" style:font-size-complex="14pt"/>
    </style:style>
    <style:style style:name="P55" style:family="paragraph" style:parent-style-name="Standard" style:list-style-name="L22">
      <style:paragraph-properties fo:text-align="justify" style:justify-single-word="false"/>
      <style:text-properties fo:font-size="14pt" officeooo:rsid="002b47e5" officeooo:paragraph-rsid="00339029" style:font-size-asian="12.25pt" style:font-size-complex="14pt"/>
    </style:style>
    <style:style style:name="P56" style:family="paragraph" style:parent-style-name="Standard" style:list-style-name="L22">
      <style:paragraph-properties fo:text-align="justify" style:justify-single-word="false"/>
      <style:text-properties fo:font-size="14pt" officeooo:rsid="002b47e5" officeooo:paragraph-rsid="0035ea6f" style:font-size-asian="12.25pt" style:font-size-complex="14pt"/>
    </style:style>
    <style:style style:name="P57" style:family="paragraph" style:parent-style-name="Standard" style:list-style-name="L17">
      <style:paragraph-properties fo:text-align="justify" style:justify-single-word="false"/>
      <style:text-properties fo:font-size="14pt" officeooo:rsid="002ab99c" officeooo:paragraph-rsid="002ab99c" style:font-size-asian="12.25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012ed68" officeooo:paragraph-rsid="0012ed68" style:font-size-asian="12.25pt" style:font-size-complex="14pt"/>
    </style:style>
    <style:style style:name="P59" style:family="paragraph" style:parent-style-name="Standard" style:list-style-name="L19">
      <style:paragraph-properties fo:text-align="justify" style:justify-single-word="false"/>
      <style:text-properties fo:font-size="14pt" officeooo:rsid="002bb4d3" officeooo:paragraph-rsid="002bb4d3" style:font-size-asian="12.25pt" style:font-size-complex="14pt"/>
    </style:style>
    <style:style style:name="P60" style:family="paragraph" style:parent-style-name="Standard" style:list-style-name="L20">
      <style:paragraph-properties fo:text-align="justify" style:justify-single-word="false"/>
      <style:text-properties fo:font-size="14pt" officeooo:rsid="002bb4d3" officeooo:paragraph-rsid="002cc80d" style:font-size-asian="12.25pt" style:font-size-complex="14pt"/>
    </style:style>
    <style:style style:name="P61" style:family="paragraph" style:parent-style-name="Standard" style:list-style-name="L21">
      <style:paragraph-properties fo:text-align="justify" style:justify-single-word="false"/>
      <style:text-properties fo:font-size="14pt" officeooo:rsid="002bb4d3" officeooo:paragraph-rsid="002d5b59" style:font-size-asian="12.25pt" style:font-size-complex="14pt"/>
    </style:style>
    <style:style style:name="P62" style:family="paragraph" style:parent-style-name="Standard" style:list-style-name="L22">
      <style:paragraph-properties fo:text-align="justify" style:justify-single-word="false"/>
      <style:text-properties fo:font-size="14pt" officeooo:rsid="002bb4d3" officeooo:paragraph-rsid="00339029" style:font-size-asian="12.25pt" style:font-size-complex="14pt"/>
    </style:style>
    <style:style style:name="P63" style:family="paragraph" style:parent-style-name="Standard" style:list-style-name="L22">
      <style:paragraph-properties fo:text-align="justify" style:justify-single-word="false"/>
      <style:text-properties fo:font-size="14pt" officeooo:rsid="002bb4d3" officeooo:paragraph-rsid="0035ea6f" style:font-size-asian="12.25pt" style:font-size-complex="14pt"/>
    </style:style>
    <style:style style:name="P64" style:family="paragraph" style:parent-style-name="Standard" style:list-style-name="L20">
      <style:paragraph-properties fo:text-align="justify" style:justify-single-word="false"/>
      <style:text-properties fo:font-size="14pt" officeooo:rsid="002cc80d" officeooo:paragraph-rsid="002cc80d" style:font-size-asian="12.25pt" style:font-size-complex="14pt"/>
    </style:style>
    <style:style style:name="P65" style:family="paragraph" style:parent-style-name="Standard" style:list-style-name="L20">
      <style:paragraph-properties fo:text-align="justify" style:justify-single-word="false"/>
      <style:text-properties fo:font-size="14pt" officeooo:rsid="002cc80d" officeooo:paragraph-rsid="002d5b59" style:font-size-asian="12.25pt" style:font-size-complex="14pt"/>
    </style:style>
    <style:style style:name="P66" style:family="paragraph" style:parent-style-name="Standard" style:list-style-name="L21">
      <style:paragraph-properties fo:text-align="justify" style:justify-single-word="false"/>
      <style:text-properties fo:font-size="14pt" officeooo:rsid="002cc80d" officeooo:paragraph-rsid="002d5b59" style:font-size-asian="12.25pt" style:font-size-complex="14pt"/>
    </style:style>
    <style:style style:name="P67" style:family="paragraph" style:parent-style-name="Standard" style:list-style-name="L20">
      <style:paragraph-properties fo:text-align="justify" style:justify-single-word="false"/>
      <style:text-properties fo:font-size="14pt" officeooo:rsid="002d5b59" officeooo:paragraph-rsid="002d5b59" style:font-size-asian="12.25pt" style:font-size-complex="14pt"/>
    </style:style>
    <style:style style:name="P68" style:family="paragraph" style:parent-style-name="Standard" style:list-style-name="L21">
      <style:paragraph-properties fo:text-align="justify" style:justify-single-word="false"/>
      <style:text-properties fo:font-size="14pt" officeooo:rsid="002d5b59" officeooo:paragraph-rsid="002d5b59" style:font-size-asian="12.25pt" style:font-size-complex="14pt"/>
    </style:style>
    <style:style style:name="P69" style:family="paragraph" style:parent-style-name="Standard">
      <style:paragraph-properties fo:text-align="justify" style:justify-single-word="false"/>
      <style:text-properties fo:font-size="14pt" officeooo:rsid="00152991" officeooo:paragraph-rsid="00152991" style:font-size-asian="12.25pt" style:font-size-complex="14pt"/>
    </style:style>
    <style:style style:name="P70" style:family="paragraph" style:parent-style-name="Standard" style:list-style-name="L22">
      <style:paragraph-properties fo:text-align="justify" style:justify-single-word="false"/>
      <style:text-properties fo:font-size="14pt" officeooo:rsid="002ecfda" officeooo:paragraph-rsid="002ecfda" style:font-size-asian="12.25pt" style:font-size-complex="14pt"/>
    </style:style>
    <style:style style:name="P71" style:family="paragraph" style:parent-style-name="Standard" style:list-style-name="L22">
      <style:paragraph-properties fo:text-align="justify" style:justify-single-word="false"/>
      <style:text-properties fo:font-size="14pt" officeooo:rsid="002ecfda" officeooo:paragraph-rsid="00339029" style:font-size-asian="12.25pt" style:font-size-complex="14pt"/>
    </style:style>
    <style:style style:name="P72" style:family="paragraph" style:parent-style-name="Standard" style:list-style-name="L22">
      <style:paragraph-properties fo:text-align="justify" style:justify-single-word="false"/>
      <style:text-properties fo:font-size="14pt" officeooo:rsid="002ecfda" officeooo:paragraph-rsid="0035ea6f" style:font-size-asian="12.25pt" style:font-size-complex="14pt"/>
    </style:style>
    <style:style style:name="P73" style:family="paragraph" style:parent-style-name="Standard" style:list-style-name="L22">
      <style:paragraph-properties fo:text-align="justify" style:justify-single-word="false"/>
      <style:text-properties fo:font-size="14pt" officeooo:rsid="002ee516" officeooo:paragraph-rsid="002ee516" style:font-size-asian="12.25pt" style:font-size-complex="14pt"/>
    </style:style>
    <style:style style:name="P74" style:family="paragraph" style:parent-style-name="Standard" style:list-style-name="L22">
      <style:paragraph-properties fo:text-align="justify" style:justify-single-word="false"/>
      <style:text-properties fo:font-size="14pt" officeooo:rsid="002ee516" officeooo:paragraph-rsid="00339029" style:font-size-asian="12.25pt" style:font-size-complex="14pt"/>
    </style:style>
    <style:style style:name="P75" style:family="paragraph" style:parent-style-name="Standard" style:list-style-name="L22">
      <style:paragraph-properties fo:text-align="justify" style:justify-single-word="false"/>
      <style:text-properties fo:font-size="14pt" officeooo:rsid="002ee516" officeooo:paragraph-rsid="0035ea6f" style:font-size-asian="12.25pt" style:font-size-complex="14pt"/>
    </style:style>
    <style:style style:name="P76" style:family="paragraph" style:parent-style-name="Standard" style:list-style-name="L22">
      <style:paragraph-properties fo:text-align="justify" style:justify-single-word="false"/>
      <style:text-properties fo:font-size="14pt" officeooo:rsid="00307b24" officeooo:paragraph-rsid="00307b24" style:font-size-asian="12.25pt" style:font-size-complex="14pt"/>
    </style:style>
    <style:style style:name="P77" style:family="paragraph" style:parent-style-name="Standard" style:list-style-name="L22">
      <style:paragraph-properties fo:text-align="justify" style:justify-single-word="false"/>
      <style:text-properties fo:font-size="14pt" officeooo:rsid="00307b24" officeooo:paragraph-rsid="00339029" style:font-size-asian="12.25pt" style:font-size-complex="14pt"/>
    </style:style>
    <style:style style:name="P78" style:family="paragraph" style:parent-style-name="Standard" style:list-style-name="L22">
      <style:paragraph-properties fo:text-align="justify" style:justify-single-word="false"/>
      <style:text-properties fo:font-size="14pt" officeooo:rsid="00307b24" officeooo:paragraph-rsid="0035ea6f" style:font-size-asian="12.25pt" style:font-size-complex="14pt"/>
    </style:style>
    <style:style style:name="P79" style:family="paragraph" style:parent-style-name="Standard" style:list-style-name="L22">
      <style:paragraph-properties fo:text-align="justify" style:justify-single-word="false"/>
      <style:text-properties fo:font-size="14pt" officeooo:rsid="0031953c" officeooo:paragraph-rsid="0031953c" style:font-size-asian="12.25pt" style:font-size-complex="14pt"/>
    </style:style>
    <style:style style:name="P80" style:family="paragraph" style:parent-style-name="Standard" style:list-style-name="L22">
      <style:paragraph-properties fo:text-align="justify" style:justify-single-word="false"/>
      <style:text-properties fo:font-size="14pt" officeooo:rsid="00339029" officeooo:paragraph-rsid="00339029" style:font-size-asian="12.25pt" style:font-size-complex="14pt"/>
    </style:style>
    <style:style style:name="P81" style:family="paragraph" style:parent-style-name="Standard" style:list-style-name="L22">
      <style:paragraph-properties fo:text-align="justify" style:justify-single-word="false"/>
      <style:text-properties fo:font-size="14pt" officeooo:rsid="00339029" officeooo:paragraph-rsid="0035ea6f" style:font-size-asian="12.25pt" style:font-size-complex="14pt"/>
    </style:style>
    <style:style style:name="P82" style:family="paragraph" style:parent-style-name="Standard" style:list-style-name="L22">
      <style:paragraph-properties fo:text-align="justify" style:justify-single-word="false"/>
      <style:text-properties fo:font-size="14pt" officeooo:rsid="0034273d" officeooo:paragraph-rsid="0034273d" style:font-size-asian="12.25pt" style:font-size-complex="14pt"/>
    </style:style>
    <style:style style:name="T1" style:family="text">
      <style:text-properties officeooo:rsid="000b7c62"/>
    </style:style>
    <style:style style:name="T2" style:family="text">
      <style:text-properties officeooo:rsid="0013ba66"/>
    </style:style>
    <style:style style:name="T3" style:family="text">
      <style:text-properties officeooo:rsid="0016a05b"/>
    </style:style>
    <style:style style:name="T4" style:family="text">
      <style:text-properties officeooo:rsid="00173526"/>
    </style:style>
    <style:style style:name="T5" style:family="text">
      <style:text-properties officeooo:rsid="00195a35"/>
    </style:style>
    <style:style style:name="T6" style:family="text">
      <style:text-properties officeooo:rsid="001a33f6"/>
    </style:style>
    <style:style style:name="T7" style:family="text">
      <style:text-properties officeooo:rsid="0023714f"/>
    </style:style>
    <style:style style:name="T8" style:family="text">
      <style:text-properties officeooo:rsid="002648c0"/>
    </style:style>
    <style:style style:name="T9" style:family="text">
      <style:text-properties officeooo:rsid="002d5b59"/>
    </style:style>
    <style:style style:name="T10" style:family="text">
      <style:text-properties officeooo:rsid="003480e7"/>
    </style:style>
    <style:style style:name="T11" style:family="text">
      <style:text-properties officeooo:rsid="003663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tas</text:p>
      <text:p text:style-name="P1"/>
      <text:p text:style-name="P2">Archivos Java Server Page (JSP)</text:p>
      <text:p text:style-name="P2"/>
      <text:p text:style-name="P2">header.jsp</text:p>
      <text:list xml:id="list839819220528696502" text:style-name="L1">
        <text:list-header>
          <text:p text:style-name="P19">Variables:</text:p>
        </text:list-header>
        <text:list-item>
          <text:p text:style-name="P19">perfilMenu:{“active”,””}</text:p>
        </text:list-item>
        <text:list-item>
          <text:p text:style-name="P19">agregarTeoremaMenu:<text:bookmark-start text:name="__DdeLink__1_838396490"/>{“active”,””}<text:bookmark-end text:name="__DdeLink__1_838396490"/></text:p>
        </text:list-item>
        <text:list-item>
          <text:p text:style-name="P19">misTeoremasMenu:<text:bookmark-start text:name="__DdeLink__4_838396490"/>{“active”,””}<text:bookmark-end text:name="__DdeLink__4_838396490"/></text:p>
        </text:list-item>
      </text:list>
      <text:p text:style-name="P2"/>
      <text:p text:style-name="P2">menu.jsp</text:p>
      <text:list xml:id="list915262294871167460" text:style-name="L2">
        <text:list-header>
          <text:p text:style-name="P20">Variables:</text:p>
        </text:list-header>
        <text:list-item>
          <text:p text:style-name="P20">perfilMenu:{“active”,””}</text:p>
        </text:list-item>
        <text:list-item>
          <text:p text:style-name="P20">guardarMenu:{“active”,””}</text:p>
        </text:list-item>
        <text:list-item>
          <text:p text:style-name="P20">listarTerminosMenu:{“active”,””}</text:p>
        </text:list-item>
        <text:list-item>
          <text:p text:style-name="P20">misTeoremasMenu:{“active”,””}</text:p>
        </text:list-item>
        <text:list-item>
          <text:p text:style-name="P20">agregarTeoremaMenu:{“active”,””}</text:p>
        </text:list-item>
        <text:list-item>
          <text:p text:style-name="P21">computarMenu:<text:span text:style-name="T1">{“active”,””}</text:span></text:p>
        </text:list-item>
        <text:list-item>
          <text:p text:style-name="P21">theoMenu:<text:span text:style-name="T1">{“active”,””}</text:span></text:p>
        </text:list-item>
        <text:list-item>
          <text:p text:style-name="P21">helpMenu:<text:span text:style-name="T1">{“active”,””}</text:span></text:p>
        </text:list-item>
      </text:list>
      <text:p text:style-name="P3"/>
      <text:p text:style-name="P3">footer.jsp</text:p>
      <text:list xml:id="list1945114612831990177" text:style-name="L3">
        <text:list-header>
          <text:p text:style-name="P22">Variables:</text:p>
        </text:list-header>
        <text:list-item>
          <text:p text:style-name="P22">username:String</text:p>
        </text:list-item>
      </text:list>
      <text:p text:style-name="P3"/>
      <text:p text:style-name="P3">index.jsp</text:p>
      <text:list xml:id="list3183570082151491816" text:style-name="L4">
        <text:list-header>
          <text:p text:style-name="P23">Variables:</text:p>
        </text:list-header>
        <text:list-item>
          <text:p text:style-name="P23">mensaje:String</text:p>
        </text:list-item>
      </text:list>
      <text:p text:style-name="P3"/>
      <text:p text:style-name="P3">help.jsp</text:p>
      <text:list xml:id="list5842204559594712299" text:style-name="L5">
        <text:list-header>
          <text:p text:style-name="P24">Variables:</text:p>
        </text:list-header>
        <text:list-item>
          <text:p text:style-name="P24">logout:<text:span text:style-name="T1">{“</text:span>logout<text:span text:style-name="T1">”,””}</text:span></text:p>
        </text:list-item>
        <text:list-item>
          <text:p text:style-name="P24">sesion:<text:span text:style-name="T1">{“</text:span>logout<text:span text:style-name="T1">”,”</text:span>login<text:span text:style-name="T1">”}</text:span></text:p>
        </text:list-item>
      </text:list>
      <text:p text:style-name="P3"/>
      <text:p text:style-name="P3">registro.jsp</text:p>
      <text:list xml:id="list5097554542911931167" text:style-name="L6">
        <text:list-header>
          <text:p text:style-name="P25">Variables:</text:p>
        </text:list-header>
        <text:list-item>
          <text:p text:style-name="P25">isRegistro:<text:span text:style-name="T1">{“</text:span>1<text:span text:style-name="T1">”,”</text:span>0<text:span text:style-name="T1">”}</text:span></text:p>
        </text:list-item>
        <text:list-item>
          <text:p text:style-name="P25">materias:List&lt;Materia&gt;</text:p>
        </text:list-item>
        <text:list-item>
          <text:p text:style-name="P25">valueSubmit:String</text:p>
        </text:list-item>
      </text:list>
      <text:p text:style-name="P3"/>
      <text:p text:style-name="P3"><text:soft-page-break/>registrado.jsp</text:p>
      <text:list xml:id="list44611585561486542" text:style-name="L7">
        <text:list-header>
          <text:p text:style-name="P26">Variables</text:p>
        </text:list-header>
        <text:list-item>
          <text:p text:style-name="P26">usuario:Class Usuario</text:p>
        </text:list-item>
      </text:list>
      <text:p text:style-name="P3"/>
      <text:p text:style-name="P3">perfil.jsp</text:p>
      <text:list xml:id="list1787414681176978088" text:style-name="L8">
        <text:list-header>
          <text:p text:style-name="P27">Variables</text:p>
        </text:list-header>
        <text:list-item>
          <text:p text:style-name="P27">usuario:Class Usuario</text:p>
        </text:list-item>
      </text:list>
      <text:p text:style-name="P3"/>
      <text:p text:style-name="P3">editPerfil.jsp</text:p>
      <text:list xml:id="list3365500057365912176" text:style-name="L9">
        <text:list-header>
          <text:p text:style-name="P28">Variables</text:p>
        </text:list-header>
        <text:list-item>
          <text:p text:style-name="P28">isRegistro:<text:span text:style-name="T1">{“</text:span>1<text:span text:style-name="T1">”,”</text:span>0<text:span text:style-name="T1">”}</text:span></text:p>
        </text:list-item>
        <text:list-item>
          <text:p text:style-name="P29">materias: List&lt;Materia&gt;</text:p>
        </text:list-item>
      </text:list>
      <text:p text:style-name="P4"/>
      <text:p text:style-name="P4">misTeoremas.jsp</text:p>
      <text:list xml:id="list8561258793587674372" text:style-name="L10">
        <text:list-header>
          <text:p text:style-name="P30">Variables</text:p>
        </text:list-header>
        <text:list-item>
          <text:p text:style-name="P34">isDifferentUser:Class Integer {0,1}</text:p>
        </text:list-item>
        <text:list-item>
          <text:p text:style-name="P34">usuario:Class Usuario</text:p>
        </text:list-item>
        <text:list-item>
          <text:p text:style-name="P30">categorias:List&lt;Categoria&gt;</text:p>
        </text:list-item>
        <text:list-item>
          <text:p text:style-name="P30">teoremas:List&lt;Teorema&gt;</text:p>
        </text:list-item>
      </text:list>
      <text:p text:style-name="P4"/>
      <text:p text:style-name="P4">agregarTeorema.jsp</text:p>
      <text:list xml:id="list5429225682743420441" text:style-name="L11">
        <text:list-header>
          <text:p text:style-name="P31">Variables:</text:p>
        </text:list-header>
        <text:list-item>
          <text:p text:style-name="P31">modificar:Class Integer <text:span text:style-name="T1">{</text:span>0<text:span text:style-name="T1">,</text:span>1<text:span text:style-name="T1">}</text:span></text:p>
        </text:list-item>
        <text:list-item>
          <text:p text:style-name="P31">usuario:Class Usuario</text:p>
        </text:list-item>
        <text:list-item>
          <text:p text:style-name="P31">teorema:String</text:p>
        </text:list-item>
        <text:list-item>
          <text:p text:style-name="P31">categoria:List&lt;Categoria&gt;</text:p>
        </text:list-item>
        <text:list-item>
          <text:p text:style-name="P31">selected:String</text:p>
        </text:list-item>
        <text:list-item>
          <text:p text:style-name="P31">numeroTeorema:String</text:p>
        </text:list-item>
        <text:list-item>
          <text:p text:style-name="P31">nombreTeorema:String</text:p>
        </text:list-item>
        <text:list-item>
          <text:p text:style-name="P31">mensaje:String</text:p>
        </text:list-item>
      </text:list>
      <text:p text:style-name="P4"/>
      <text:p text:style-name="P4">introducirTermino.jsp</text:p>
      <text:list xml:id="list5265474892555147589" text:style-name="L12">
        <text:list-header>
          <text:p text:style-name="P32">Variables</text:p>
        </text:list-header>
        <text:list-item>
          <text:p text:style-name="P32">modificar:Class Integer <text:span text:style-name="T1">{</text:span>0<text:span text:style-name="T1">,</text:span>1<text:span text:style-name="T1">}</text:span></text:p>
        </text:list-item>
        <text:list-item>
          <text:p text:style-name="P32">mensaje:String</text:p>
        </text:list-item>
        <text:list-item>
          <text:p text:style-name="P32">alias:String</text:p>
        </text:list-item>
        <text:list-item>
          <text:p text:style-name="P32">termino:String</text:p>
        </text:list-item>
        <text:list-item>
          <text:p text:style-name="P32">usuario:Class Usuario</text:p>
        </text:list-item>
      </text:list>
      <text:p text:style-name="P4"/>
      <text:p text:style-name="P4">listar.jsp</text:p>
      <text:list xml:id="list5527998407176993112" text:style-name="L13">
        <text:list-header>
          <text:p text:style-name="P33"><text:soft-page-break/>Variables</text:p>
        </text:list-header>
        <text:list-item>
          <text:p text:style-name="P33">perfil:Class Integer <text:span text:style-name="T1">{</text:span>0<text:span text:style-name="T1">,</text:span>1<text:span text:style-name="T1">}</text:span></text:p>
        </text:list-item>
        <text:list-item>
          <text:p text:style-name="P33">terminos:List&lt;Termino&gt;</text:p>
        </text:list-item>
        <text:list-item>
          <text:p text:style-name="P33">click:<text:span text:style-name="T1">{“</text:span>yes<text:span text:style-name="T1">”,”</text:span>no<text:span text:style-name="T1">”}</text:span></text:p>
        </text:list-item>
        <text:list-item>
          <text:p text:style-name="P33">yes:<text:span text:style-name="T1">{“</text:span>yes<text:span text:style-name="T1">”}</text:span></text:p>
        </text:list-item>
        <text:list-item>
          <text:p text:style-name="P33">comb:Class Integer <text:span text:style-name="T1">{</text:span>0<text:span text:style-name="T1">,</text:span>1<text:span text:style-name="T1">}</text:span></text:p>
        </text:list-item>
        <text:list-item>
          <text:p text:style-name="P33">usuario:Class Usuario</text:p>
        </text:list-item>
        <text:list-item>
          <text:p text:style-name="P33">publicaciones:Class Integer <text:span text:style-name="T1">{</text:span>0<text:span text:style-name="T1">,</text:span>1<text:span text:style-name="T1">}</text:span></text:p>
        </text:list-item>
      </text:list>
      <text:p text:style-name="P4"/>
      <text:p text:style-name="P17">students.jsp</text:p>
      <text:list xml:id="list3098406321445240735" text:style-name="L14">
        <text:list-header>
          <text:p text:style-name="P35">Variables</text:p>
        </text:list-header>
        <text:list-item>
          <text:p text:style-name="P35">materiaList:List&lt;Materia&gt;</text:p>
        </text:list-item>
        <text:list-item>
          <text:p text:style-name="P35">studentsList:List&lt;Usuario&gt;</text:p>
        </text:list-item>
      </text:list>
      <text:p text:style-name="P4"/>
      <text:p text:style-name="P6">Estados de las Vistas</text:p>
      <text:p text:style-name="P5"/>
      <text:p text:style-name="P5"><text:tab/>Cada vista se compone de varios archivos jsp, css y js. En esta sección se especifica para cada estado en que las vistas se presentan al usuario, que archivos los compone.</text:p>
      <text:p text:style-name="P5"/>
      <text:p text:style-name="P8">Index: Familia de vistas que corresponde a la vista principal, hay una vista por cada valor de los formularios</text:p>
      <text:list xml:id="list7109538051788135515" text:style-name="L15">
        <text:list-header>
          <text:p text:style-name="P36">Imágenes:</text:p>
        </text:list-header>
        <text:list-item>
          <text:p text:style-name="P36">blumarine_favicon.ico de tipo vnd.microsoft.ico</text:p>
        </text:list-item>
      </text:list>
      <text:list xml:id="list7073557136894287473" text:style-name="L16">
        <text:list-header>
          <text:p text:style-name="P45">Archivos css:</text:p>
        </text:list-header>
        <text:list-item>
          <text:p text:style-name="P45">style.css</text:p>
        </text:list-item>
        <text:list-item>
          <text:p text:style-name="P45">bootstrap.min.css</text:p>
          <text:p text:style-name="P46">Archivos js:</text:p>
        </text:list-item>
        <text:list-item>
          <text:p text:style-name="P46">jquery-3.2.1.slim.min.js</text:p>
        </text:list-item>
        <text:list-item>
          <text:p text:style-name="P46">bootstrap.min.js</text:p>
          <text:p text:style-name="P47">Archivos jsp</text:p>
        </text:list-item>
        <text:list-item>
          <text:p text:style-name="P47">index.jsp se quiere que menu.jsp y header.jsp tambien esten</text:p>
          <text:p text:style-name="P47">Estados de las variables</text:p>
        </text:list-item>
        <text:list-item>
          <text:p text:style-name="P48">mensaje:”” pero si hay error vale “Login o password errados”</text:p>
        </text:list-item>
      </text:list>
      <text:p text:style-name="P5"/>
      <text:p text:style-name="P7">Registro: Familia de vistas que corresponde al registro fuera de una sesión de un usuario en la aplicación. Hay una vista por cada valor de los formularios y mensajes de error</text:p>
      <text:list xml:id="list3951938710838493776" text:style-name="L17">
        <text:list-header>
          <text:p text:style-name="P37">Imágenes:</text:p>
        </text:list-header>
        <text:list-item>
          <text:p text:style-name="P37"><text:bookmark-start text:name="__DdeLink__395_1717803569"/>blumarine_favicon.ico de tipo vnd.microsoft.ico<text:bookmark-end text:name="__DdeLink__395_1717803569"/></text:p>
          <text:p text:style-name="P37">Archivos css:</text:p>
        </text:list-item>
        <text:list-item>
          <text:p text:style-name="P37"><text:soft-page-break/>style.css</text:p>
        </text:list-item>
        <text:list-item>
          <text:p text:style-name="P37">bootstrap.min.css</text:p>
          <text:p text:style-name="P49">Archivos js:</text:p>
        </text:list-item>
        <text:list-item>
          <text:p text:style-name="P49">ninguno</text:p>
          <text:p text:style-name="P57">Archivos jsp:</text:p>
        </text:list-item>
        <text:list-item>
          <text:p text:style-name="P49">registro.jsp</text:p>
        </text:list-item>
      </text:list>
      <text:p text:style-name="P18"/>
      <text:p text:style-name="P18">Registrado: Vista con un mensaje de registro exitoso y con un enlace al login</text:p>
      <text:list xml:id="list1763826947559950629" text:style-name="L18">
        <text:list-header>
          <text:p text:style-name="P50">Imágenes:</text:p>
        </text:list-header>
        <text:list-item>
          <text:p text:style-name="P38"><text:bookmark-start text:name="__DdeLink__431_321685784"/>blumarine_favicon.ico de tipo vnd.microsoft.ico<text:bookmark-end text:name="__DdeLink__431_321685784"/></text:p>
          <text:p text:style-name="P50">Archivos css:</text:p>
        </text:list-item>
        <text:list-item>
          <text:p text:style-name="P50">style.css</text:p>
        </text:list-item>
        <text:list-item>
          <text:p text:style-name="P50">bootstrap.min.css</text:p>
          <text:p text:style-name="P50">Archivos js:</text:p>
        </text:list-item>
        <text:list-item>
          <text:p text:style-name="P50">jquery-3.2.1.slim.min.js (no deberia hacer falta)</text:p>
        </text:list-item>
        <text:list-item>
          <text:p text:style-name="P50"><text:bookmark-start text:name="__DdeLink__434_321685784"/>bootstrap.min.js (no deberia hacer falta)<text:bookmark-end text:name="__DdeLink__434_321685784"/></text:p>
          <text:p text:style-name="P50">Archivos jsp</text:p>
        </text:list-item>
        <text:list-item>
          <text:p text:style-name="P50">registrado.jsp</text:p>
        </text:list-item>
      </text:list>
      <text:p text:style-name="P7"/>
      <text:p text:style-name="P7">Index Help: Vista que corresponde a videos de ayuda fuera de una sesión de un usuario. El menú y el footer es distinto al Help dentro de una sesión</text:p>
      <text:list xml:id="list3156303896282700049" text:style-name="L19">
        <text:list-header>
          <text:p text:style-name="P59">Imágenes:</text:p>
        </text:list-header>
        <text:list-item>
          <text:p text:style-name="P39"><text:bookmark-start text:name="__DdeLink__436_321685784"/>blumarine_favicon.ico de tipo vnd.microsoft.ico<text:bookmark-end text:name="__DdeLink__436_321685784"/></text:p>
          <text:p text:style-name="P59">Archivos css:</text:p>
        </text:list-item>
        <text:list-item>
          <text:p text:style-name="P59">style.css</text:p>
        </text:list-item>
        <text:list-item>
          <text:p text:style-name="P59"><text:bookmark-start text:name="__DdeLink__439_321685784"/>bootstrap.min.css<text:bookmark-end text:name="__DdeLink__439_321685784"/></text:p>
          <text:p text:style-name="P59">Archivos js:</text:p>
        </text:list-item>
        <text:list-item>
          <text:p text:style-name="P51"><text:bookmark-start text:name="__DdeLink__441_321685784"/>jquery-3.2.1.slim.min.js<text:bookmark-end text:name="__DdeLink__441_321685784"/> (no deberia hacer falta)</text:p>
        </text:list-item>
        <text:list-item>
          <text:p text:style-name="P51"><text:bookmark-start text:name="__DdeLink__443_321685784"/>bootstrap.min.js<text:bookmark-end text:name="__DdeLink__443_321685784"/> (no deberia hacer falta)</text:p>
          <text:p text:style-name="P59">Archivos jsp:</text:p>
        </text:list-item>
        <text:list-item>
          <text:p text:style-name="P59">header.jsp</text:p>
        </text:list-item>
        <text:list-item>
          <text:p text:style-name="P59">help.jsp</text:p>
          <text:p text:style-name="P59"/>
        </text:list-item>
      </text:list>
      <text:p text:style-name="P7">Perfil: Vista que corresponde al perfil de un usuario</text:p>
      <text:list xml:id="list6488136649017752633" text:style-name="L20">
        <text:list-header>
          <text:p text:style-name="P64">Imágenes:</text:p>
        </text:list-header>
        <text:list-item>
          <text:p text:style-name="P40">blumarine_favicon.ico de tipo vnd.microsoft.ico</text:p>
          <text:p text:style-name="P64">Archivos.css:</text:p>
        </text:list-item>
        <text:list-item>
          <text:p text:style-name="P60"><text:bookmark-start text:name="__DdeLink__447_321685784"/>style.css<text:bookmark-end text:name="__DdeLink__447_321685784"/></text:p>
        </text:list-item>
        <text:list-item>
          <text:p text:style-name="P60">bootstrap.min.css</text:p>
          <text:p text:style-name="P64">Archivos js:</text:p>
        </text:list-item>
        <text:list-item>
          <text:p text:style-name="P52"><text:soft-page-break/>jquery-3.2.1.slim.min.js</text:p>
        </text:list-item>
        <text:list-item>
          <text:p text:style-name="P52">bootstrap.min.js</text:p>
          <text:p text:style-name="P64">Archivos jsp:</text:p>
        </text:list-item>
        <text:list-item>
          <text:p text:style-name="P67"><text:bookmark-start text:name="__DdeLink__454_321685784"/>main_template.jsp<text:bookmark-end text:name="__DdeLink__454_321685784"/></text:p>
        </text:list-item>
        <text:list-item>
          <text:p text:style-name="P64">header.jsp</text:p>
        </text:list-item>
        <text:list-item>
          <text:p text:style-name="P64">menu.jsp</text:p>
        </text:list-item>
        <text:list-item>
          <text:p text:style-name="P65"><text:span text:style-name="T9">perfil_body</text:span>.jsp</text:p>
        </text:list-item>
        <text:list-item>
          <text:p text:style-name="P64">footer.jsp</text:p>
        </text:list-item>
      </text:list>
      <text:p text:style-name="P7"/>
      <text:p text:style-name="P7">Edit Perfil: <text:span text:style-name="T2">Familia de vistas que corresponde a la edición de los datos del usuario. Hay una vista por cada valor de los formularios y mensajes de error. Es igual a la vistas de Registro solo que tiene footer y menu de usuario.</text:span></text:p>
      <text:list xml:id="list5820925022935404436" text:style-name="L21">
        <text:list-header>
          <text:p text:style-name="P68">Imágenes:</text:p>
        </text:list-header>
        <text:list-item>
          <text:p text:style-name="P41"><text:bookmark-start text:name="__DdeLink__460_321685784"/>blumarine_favicon.ico de tipo vnd.microsoft.ico<text:bookmark-end text:name="__DdeLink__460_321685784"/></text:p>
          <text:p text:style-name="P68">Archivos.css:</text:p>
        </text:list-item>
        <text:list-item>
          <text:p text:style-name="P61">style.css</text:p>
        </text:list-item>
        <text:list-item>
          <text:p text:style-name="P61">bootstrap.min.css</text:p>
          <text:p text:style-name="P68">Archivos.js:</text:p>
        </text:list-item>
        <text:list-item>
          <text:p text:style-name="P53">jquery-3.2.1.slim.min.js</text:p>
        </text:list-item>
        <text:list-item>
          <text:p text:style-name="P53"><text:bookmark-start text:name="__DdeLink__467_321685784"/>bootstrap.min.js<text:bookmark-end text:name="__DdeLink__467_321685784"/></text:p>
          <text:p text:style-name="P68">Archivos jsp:</text:p>
        </text:list-item>
        <text:list-item>
          <text:p text:style-name="P68"><text:bookmark-start text:name="__DdeLink__462_321685784"/>main_template.jsp<text:bookmark-end text:name="__DdeLink__462_321685784"/></text:p>
        </text:list-item>
        <text:list-item>
          <text:p text:style-name="P66">header.jsp</text:p>
        </text:list-item>
        <text:list-item>
          <text:p text:style-name="P68">menu.jsp</text:p>
        </text:list-item>
        <text:list-item>
          <text:p text:style-name="P68">registro.jsp</text:p>
        </text:list-item>
        <text:list-item>
          <text:p text:style-name="P66">footer.jsp</text:p>
        </text:list-item>
      </text:list>
      <text:p text:style-name="P7"/>
      <text:p text:style-name="P9">Agregar Abreviación: Familia de vistas que corresponde a la definición de una abreviación de una fórmula. Hay una vista por cada valor de los formularios y mensajes de error</text:p>
      <text:list xml:id="list4902602544476322101" text:style-name="L22">
        <text:list-header>
          <text:p text:style-name="P70">Imágenes:</text:p>
        </text:list-header>
        <text:list-item>
          <text:p text:style-name="P42">blumarine_favicon.ico de tipo vnd.microsoft.ico</text:p>
          <text:p text:style-name="P80">Archivos.css:</text:p>
        </text:list-item>
        <text:list-item>
          <text:p text:style-name="P80">style.css</text:p>
        </text:list-item>
        <text:list-item>
          <text:p text:style-name="P62"><text:bookmark-start text:name="__DdeLink__472_321685784"/>bootstrap.min.css<text:bookmark-end text:name="__DdeLink__472_321685784"/></text:p>
          <text:p text:style-name="P70">Archivos.js:</text:p>
        </text:list-item>
        <text:list-item>
          <text:p text:style-name="P54">jquery-3.2.1.slim.min.js</text:p>
        </text:list-item>
        <text:list-item>
          <text:p text:style-name="P54">bootstrap.min.js</text:p>
        </text:list-item>
        <text:list-item>
          <text:p text:style-name="P73">desplegar.js</text:p>
        </text:list-item>
        <text:list-item>
          <text:p text:style-name="P73">script para usar latex entre símbolos $ $</text:p>
        </text:list-item>
        <text:list-item>
          <text:p text:style-name="P73"><text:soft-page-break/>MathJax.js</text:p>
        </text:list-item>
        <text:list-item>
          <text:p text:style-name="P73">ClickOnAlias.js</text:p>
        </text:list-item>
        <text:list-item>
          <text:p text:style-name="P73">limpiar.js</text:p>
        </text:list-item>
        <text:list-item>
          <text:p text:style-name="P79">script cableado para llenar el textarea con el término inicial</text:p>
          <text:p text:style-name="P73">Archivos.jsp:</text:p>
        </text:list-item>
        <text:list-item>
          <text:p text:style-name="P73">header.jsp</text:p>
        </text:list-item>
        <text:list-item>
          <text:p text:style-name="P73">nav.jsp</text:p>
        </text:list-item>
        <text:list-item>
          <text:p text:style-name="P73">introducirTermino.jsp</text:p>
        </text:list-item>
        <text:list-item>
          <text:p text:style-name="P76">footer.jsp</text:p>
        </text:list-item>
      </text:list>
      <text:p text:style-name="P9"/>
      <text:p text:style-name="P9">Mis Abreviaciones: <text:span text:style-name="T3">Vista que corresponde a la lista de abreviaciones de un usuario</text:span></text:p>
      <text:list xml:id="list14310216196960" text:continue-numbering="true" text:style-name="L22">
        <text:list-header>
          <text:p text:style-name="P71">Imágenes:</text:p>
        </text:list-header>
        <text:list-item>
          <text:p text:style-name="P43">blumarine_favicon.ico de tipo vnd.microsoft.ico</text:p>
          <text:p text:style-name="P80">Archivos css:</text:p>
        </text:list-item>
        <text:list-item>
          <text:p text:style-name="P80">style.css</text:p>
        </text:list-item>
        <text:list-item>
          <text:p text:style-name="P62">bootstrap.min.css</text:p>
          <text:p text:style-name="P71">Archivos js:</text:p>
        </text:list-item>
        <text:list-item>
          <text:p text:style-name="P55">jquery-3.2.1.slim.min.js</text:p>
        </text:list-item>
        <text:list-item>
          <text:p text:style-name="P55">bootstrap.min.js</text:p>
        </text:list-item>
        <text:list-item>
          <text:p text:style-name="P74">script para usar latex entre símbolos $ $</text:p>
        </text:list-item>
        <text:list-item>
          <text:p text:style-name="P74">MathJax.js</text:p>
        </text:list-item>
        <text:list-item>
          <text:p text:style-name="P74">ClickOnAlias.js</text:p>
        </text:list-item>
        <text:list-item>
          <text:p text:style-name="P82">script cableado <text:span text:style-name="T10">con la función insertAtCursor</text:span></text:p>
          <text:p text:style-name="P74">Archivos.jsp:</text:p>
        </text:list-item>
        <text:list-item>
          <text:p text:style-name="P74">header.jsp</text:p>
        </text:list-item>
        <text:list-item>
          <text:p text:style-name="P74">nav.jsp</text:p>
        </text:list-item>
        <text:list-item>
          <text:p text:style-name="P74"><text:span text:style-name="T10">listar</text:span>.jsp</text:p>
        </text:list-item>
        <text:list-item>
          <text:p text:style-name="P77">footer.jsp</text:p>
          <text:p text:style-name="P77"/>
        </text:list-item>
      </text:list>
      <text:p text:style-name="P11">Agregar Teorema: Familia de vistas que corresponde <text:span text:style-name="T4">al ingreso de un nuevo teorema para demostrar. Hay una vista por cada valor de los formularios y mensajes de error</text:span></text:p>
      <text:list xml:id="list14308467876922" text:continue-numbering="true" text:style-name="L22">
        <text:list-header>
          <text:p text:style-name="P72">Imágenes:</text:p>
        </text:list-header>
        <text:list-item>
          <text:p text:style-name="P44">blumarine_favicon.ico de tipo vnd.microsoft.ico</text:p>
          <text:p text:style-name="P81">Archivos css:</text:p>
        </text:list-item>
        <text:list-item>
          <text:p text:style-name="P81">style.css</text:p>
        </text:list-item>
        <text:list-item>
          <text:p text:style-name="P63">bootstrap.min.css</text:p>
          <text:p text:style-name="P72">Archivos js:</text:p>
        </text:list-item>
        <text:list-item>
          <text:p text:style-name="P56">jquery-3.2.1.slim.min.js</text:p>
        </text:list-item>
        <text:list-item>
          <text:p text:style-name="P56">bootstrap.min.js</text:p>
          <text:p text:style-name="P75"><text:soft-page-break/>Archivos.jsp:</text:p>
        </text:list-item>
        <text:list-item>
          <text:p text:style-name="P75">header.jsp</text:p>
        </text:list-item>
        <text:list-item>
          <text:p text:style-name="P75">nav.jsp</text:p>
        </text:list-item>
        <text:list-item>
          <text:p text:style-name="P75"><text:span text:style-name="T11">agregarTeorema</text:span>.jsp</text:p>
        </text:list-item>
        <text:list-item>
          <text:p text:style-name="P78">footer.jsp</text:p>
        </text:list-item>
      </text:list>
      <text:p text:style-name="P11"/>
      <text:p text:style-name="P16">Estudiantes: Vista <text:span text:style-name="T8">visible solo por un Admin que contiene la lista de materias y por cada materia la lista de estudiantes, hacer click en un estudiante te lleva a la vista de Mis Teoremas Estudiantes</text:span></text:p>
      <text:p text:style-name="P11"/>
      <text:p text:style-name="P12">Mis Teoremas: Vista con la lista de teoremas del usuario</text:p>
      <text:p text:style-name="P12"/>
      <text:p text:style-name="P15">Mis Teoremas Estudiantes: Vista con la lista de teoremas de un determinado estudiante accedida desde una cuenta Admin, <text:span text:style-name="T7">es igual a la Vista de Mis teoremas, salvo que el menu es el del admin, mientras que el cuerpo es el del estudiante</text:span></text:p>
      <text:p text:style-name="P12"/>
      <text:p text:style-name="P12">Help Login: Igual que la vista de Index Help, pero el menú tiene todas las opciones de un usuario</text:p>
      <text:p text:style-name="P12"/>
      <text:p text:style-name="P13">Modificar Alias: Familia de vistas que corresponde a la edición del nombre usado para una abreviación. Hay una vista por cada valor del formulario error</text:p>
      <text:p text:style-name="P13"/>
      <text:p text:style-name="P13">Modificar Abreviación: Familia de vistas que corresponde a la edición de una fórmula a la cual el usuario tiene asociada una abreviación. Hay una vista por cada valor del formulario y mensaje de error</text:p>
      <text:p text:style-name="P13"/>
      <text:p text:style-name="P13">Modificar Teorema: Familia de vistas para editar los datos de un teorema. Si ya está demostrado el teorema se puede modificar todo menos el enunciado <text:span text:style-name="T5">(Vista no implementada)</text:span></text:p>
      <text:p text:style-name="P13"/>
      <text:p text:style-name="P14">Listas Abreviaciones Iframe: Igual que la vista de Mis Abreviaciones pero sin el menú y footer para colocarlo en un Iframe clicleable en las vistas donde se deban ingresar fórmulas</text:p>
      <text:p text:style-name="P7"/>
      <text:p text:style-name="P10">Perfil Admin, <text:span text:style-name="T6">Edit Perfil Admin</text:span><text:bookmark-start text:name="__DdeLink__284_1119398243"/><text:span text:style-name="T6">, Agregar Abreviación Admin, Mis Abreviaciones Admin, Agregar Teorema Admin, Mis Teoremas Admin, Help Login Admin, Modificar Alias Admin, Modificar Abreviación Admin, Modificar Teorema Admin</text:span><text:bookmark-end text:name="__DdeLink__284_1119398243"/>: Igual que Perfil, <text:span text:style-name="T6">Agregar Abreviación, Mis Abreviaciones, Agregar Teorema, Mis Teoremas, Help Login, Modificar Alias, Modificar Abreviación, Modificar Teorema</text:span> pero en el menú está la opción de estudian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22:13:16.204723933</meta:creation-date>
    <dc:date>2020-02-15T01:43:08.171469703</dc:date>
    <meta:editing-duration>PT11H13M3S</meta:editing-duration>
    <meta:editing-cycles>14</meta:editing-cycles>
    <meta:generator>LibreOffice/5.2.7.2$Linux_X86_64 LibreOffice_project/20m0$Build-2</meta:generator>
    <meta:document-statistic meta:table-count="0" meta:image-count="0" meta:object-count="0" meta:page-count="7" meta:paragraph-count="219" meta:word-count="1043" meta:character-count="6919" meta:non-whitespace-character-count="6275"/>
  </office:meta>
</office:document-meta>
</file>